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2" style:family="table-cell" style:parent-style-name="Default">
      <style:table-cell-properties fo:background-color="#faf0e6"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CRISTIAN NAVARRETE MOREN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no hay productos, muestra status:200 y resultados:null. Tendría que mostrar un mensaje de error “No se encontraron productos” y status:500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No actualiza el nombre del producto porque lo llama req.body.titulo en lugar de req.body.nom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se borra un producto con un id que no existe, devuelve ok:true, y un error “eliminando libro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.75" calcext:value-type="float">
            <text:p>2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9" calcext:value-type="float">
            <text:p>9,00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 style:data-style-name="N2" text:time-value="23:08:03.6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1T23:18:43.550000000</dc:date>
    <meta:editing-duration>PT2H17M7S</meta:editing-duration>
    <meta:editing-cycles>19</meta:editing-cycles>
    <meta:document-statistic meta:table-count="1" meta:cell-count="125" meta:object-count="0"/>
  </office:meta>
</office:document-meta>
</file>